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24292e" style:font-name="apple-system" fo:font-size="12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24292e" style:font-name="apple-system" fo:font-size="12pt" fo:letter-spacing="normal" fo:font-style="normal" fo:font-weight="bold" officeooo:rsid="0016479f" officeooo:paragraph-rsid="0016479f" style:font-weight-asian="bold" style:font-weight-complex="bold"/>
    </style:style>
    <style:style style:name="P3" style:family="paragraph" style:parent-style-name="Standard">
      <style:paragraph-properties fo:margin-left="0in" fo:margin-right="0in" fo:orphans="2" fo:widows="2" fo:text-indent="0in" style:auto-text-indent="false"/>
      <style:text-properties fo:font-variant="normal" fo:text-transform="none" fo:color="#24292e" style:font-name="apple-system" fo:font-size="12pt" fo:letter-spacing="normal" fo:font-style="normal" fo:font-weight="normal" officeooo:paragraph-rsid="00175372"/>
    </style:style>
    <style:style style:name="P4" style:family="paragraph" style:parent-style-name="Standard">
      <style:paragraph-properties fo:margin-left="0in" fo:margin-right="0in" fo:orphans="2" fo:widows="2" fo:text-indent="0in" style:auto-text-indent="false"/>
      <style:text-properties officeooo:paragraph-rsid="00175372"/>
    </style:style>
    <style:style style:name="T1" style:family="text">
      <style:text-properties officeooo:rsid="0016479f"/>
    </style:style>
    <style:style style:name="T2" style:family="text">
      <style:text-properties officeooo:rsid="00175372"/>
    </style:style>
    <style:style style:name="T3" style:family="text">
      <style:text-properties fo:font-variant="normal" fo:text-transform="none" fo:color="#24292e" style:font-name="apple-system" fo:font-size="12pt" fo:letter-spacing="normal" fo:font-style="normal" fo:font-weight="normal"/>
    </style:style>
    <style:style style:name="T4" style:family="text">
      <style:text-properties fo:font-variant="normal" fo:text-transform="none" fo:color="#24292e" style:font-name="apple-system" fo:font-size="12pt" fo:letter-spacing="normal" fo:font-style="normal" fo:font-weight="normal" officeooo:rsid="00175372"/>
    </style:style>
    <style:style style:name="T5" style:family="text">
      <style:text-properties fo:font-variant="normal" fo:text-transform="none" fo:color="#24292e" style:font-name="apple-system" fo:font-size="12pt" fo:letter-spacing="normal" fo:font-style="normal" fo:font-weight="normal" officeooo:rsid="0018eb3c"/>
    </style:style>
    <style:style style:name="T6" style:family="text">
      <style:text-properties officeooo:rsid="0018eb3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ming the PIC18F2550 without a dedicated PIC programmer:</text:p>
      <text:p text:style-name="P1"/>
      <text:p text:style-name="P3"><text:span text:style-name="T1">There is</text:span> an image of the MIDI-USB circuit <text:span text:style-name="T1">included</text:span>. It has an ICSP header to load the firmware and the tx and rx pins are pins 17 and 18 of the PIC 18F2550, respectively. </text:p>
      <text:p text:style-name="P3"/>
      <text:p text:style-name="P3">Arduino tx would go to rx on the MIDI-USB board. It also requires an additional 22k - 47k resistor from pin 26 (PIC 18F2550) to ground, otherwise it won't work.</text:p>
      <text:p text:style-name="P3"/>
      <text:p text:style-name="P3">Firmware .hex files are included in the repository and will provide 2 MIDI ports, useful if you want to connect the pedalboard to 2 different software applications (Windows often won't allow more than one application to access the same MIDI port). </text:p>
      <text:p text:style-name="P3"/>
      <text:p text:style-name="P4"><text:span text:style-name="T3">The .hex file </text:span><text:span text:style-name="T4">i</text:span><text:span text:style-name="T3">s for </text:span><text:span text:style-name="T4">a </text:span><text:span text:style-name="T3">16MHz clock speed - make sure you </text:span><text:span text:style-name="T4">use the right oscillator</text:span><text:span text:style-name="T3"> in the circuit. There's also a schematic of the ICSP cable to program the PIC. As shown, two of the header pins aren't used; pin 1 would be the square pad on the MIDI-USB circuit ICSP header. </text:span></text:p>
      <text:p text:style-name="P4"><text:span text:style-name="T3"/></text:p>
      <text:p text:style-name="P4"><text:span text:style-name="T3">Using Winpic, set the device to 'PIC18F2550' and the interface type to 'JDM (2) for serial port' in the interface tab, and plug the circuit into the USB port and the COM port with the ICSP cable. </text:span><text:span text:style-name="T5">Load the .hex file (File → Open).</text:span></text:p>
      <text:p text:style-name="P4"><text:span text:style-name="T3"/></text:p>
      <text:p text:style-name="P4"><text:span text:style-name="T5">C</text:span><text:span text:style-name="T3">lick 'Device' -&gt; 'Program (CODE + DATA + CONFIG)'. It will now program the MCU. Sometimes Winpic shows a verification error message but the chip gets programmed anyway, so unplug and plug it in again to check. It should show up as 'MIDI Pedalboard'. </text:span></text:p>
      <text:p text:style-name="P4"><text:span text:style-name="T3"/></text:p>
      <text:p text:style-name="P4"><text:span text:style-name="T3">I modified a few things in the firmware but this MIDI-USB circuit and the code originally came from Dmitri Skachkov's Megadrum project, so all credit goes to hi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3-03T17:44:50.102041493</meta:creation-date>
    <dc:date>2020-06-12T11:04:39.155951758</dc:date>
    <meta:editing-duration>PT9M51S</meta:editing-duration>
    <meta:editing-cycles>3</meta:editing-cycles>
    <meta:generator>LibreOffice/6.4.3.2$Linux_X86_64 LibreOffice_project/747b5d0ebf89f41c860ec2a39efd7cb15b54f2d8</meta:generator>
    <meta:document-statistic meta:table-count="0" meta:image-count="0" meta:object-count="0" meta:page-count="1" meta:paragraph-count="8" meta:word-count="283" meta:character-count="1557" meta:non-whitespace-character-count="1278"/>
  </office:meta>
</office:document-meta>
</file>